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loext:graphic-properties draw:fill-color="#ccccff"/>
      <style:text-properties fo:font-size="11pt" style:font-size-asian="10.5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0.5pt"/>
    </style:style>
    <style:style style:name="gr1" style:family="graphic">
      <style:graphic-properties draw:fill-color="#ccccff" draw:textarea-horizontal-align="justify" draw:textarea-vertical-align="middle" draw:auto-grow-height="false" fo:min-height="1.757cm" fo:min-width="2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cccff" draw:textarea-horizontal-align="justify" draw:textarea-vertical-align="middle" draw:auto-grow-height="false" fo:min-height="1.76cm" fo:min-width="2.9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ccccff" draw:textarea-horizontal-align="justify" draw:textarea-vertical-align="middle" draw:auto-grow-height="false" fo:min-height="1.762cm" fo:min-width="2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111cm" svg:height="1.945cm" svg:x="4.272cm" svg:y="0.609cm"><text:p><text:span text:style-name="T1">Data = @</text:span></text:p><text:p><text:span text:style-name="T1">Hash-map = </text:span></text:p><text:p><text:span text:style-name="T1">Clé : a, d, m</text:span></text:p><text:p><text:span text:style-name="T1">Valeur : [] []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1" svg:width="3.126cm" svg:height="1.948cm" svg:x="-0.707cm" svg:y="3.791cm"><text:p><text:span text:style-name="T1">Data = a</text:span></text:p><text:p><text:span text:style-name="T1">Hash-map = </text:span></text:p><text:p><text:span text:style-name="T1">Clé : r 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2" draw:text-style-name="P1" svg:width="3.126cm" svg:height="1.948cm" svg:x="4.293cm" svg:y="3.791cm"><text:p><text:span text:style-name="T1">Data = destin</text:span></text:p><text:p><text:span text:style-name="T1">Hash-map = </text:span></text:p><text:p><text:span text:style-name="T1">Clé : @ 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2" draw:text-style-name="P1" svg:width="3.126cm" svg:height="1.948cm" svg:x="9.294cm" svg:y="3.791cm"><text:p><text:span text:style-name="T1">Data = magique</text:span></text:p><text:p><text:span text:style-name="T1">Hash-map = </text:span></text:p><text:p><text:span text:style-name="T1">Clé : @ 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3" draw:text-style-name="P1" svg:width="3.128cm" svg:height="1.95cm" svg:x="-0.707cm" svg:y="6.791cm"><text:p><text:span text:style-name="T1">Data = r</text:span></text:p><text:p><text:span text:style-name="T1">Hash-map = </text:span></text:p><text:p><text:span text:style-name="T1">Clé : b, c, t</text:span></text:p><text:p><text:span text:style-name="T1">Valeur : [] []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3" draw:text-style-name="P1" svg:width="3.128cm" svg:height="1.95cm" svg:x="4.293cm" svg:y="6.791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1" svg:width="3.128cm" svg:height="1.95cm" svg:x="9.294cm" svg:y="6.791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3" draw:text-style-name="P1" svg:width="3.128cm" svg:height="1.95cm" svg:x="-0.707cm" svg:y="9.791cm"><text:p><text:span text:style-name="T1">Data = b</text:span></text:p><text:p><text:span text:style-name="T1">Hash-map = </text:span></text:p><text:p><text:span text:style-name="T1">Clé : r, u</text:span></text:p><text:p><text:span text:style-name="T1">Valeur : []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3" draw:text-style-name="P1" svg:width="3.128cm" svg:height="1.95cm" svg:x="4.293cm" svg:y="9.791cm"><text:p><text:span text:style-name="T1">Data = c</text:span></text:p><text:p><text:span text:style-name="T1">Hash-map = </text:span></text:p><text:p><text:span text:style-name="T1">Clé : @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3" draw:text-style-name="P1" svg:width="3.128cm" svg:height="1.95cm" svg:x="9.294cm" svg:y="9.791cm"><text:p><text:span text:style-name="T1">Data = tiste</text:span></text:p><text:p><text:span text:style-name="T1">Hash-map = </text:span></text:p><text:p><text:span text:style-name="T1">Clé : @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3" draw:text-style-name="P1" svg:width="3.128cm" svg:height="1.95cm" svg:x="6.294cm" svg:y="12.792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3" draw:text-style-name="P1" svg:width="3.128cm" svg:height="1.95cm" svg:x="10.294cm" svg:y="12.792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3" draw:text-style-name="P1" svg:width="3.128cm" svg:height="1.95cm" svg:x="-0.707cm" svg:y="12.792cm"><text:p><text:span text:style-name="T1">Data = re</text:span></text:p><text:p><text:span text:style-name="T1">Hash-map = </text:span></text:p><text:p><text:span text:style-name="T1">Clé : @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3" draw:text-style-name="P1" svg:width="3.128cm" svg:height="1.95cm" svg:x="2.637cm" svg:y="12.792cm"><text:p><text:span text:style-name="T1">Data = buste</text:span></text:p><text:p><text:span text:style-name="T1">Hash-map = </text:span></text:p><text:p><text:span text:style-name="T1">Clé : @</text:span></text:p><text:p><text:span text:style-name="T1">Valeur : [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2" draw:text-style-name="P1" svg:width="3.13cm" svg:height="1.952cm" svg:x="-0.707cm" svg:y="15.792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2" draw:text-style-name="P1" svg:width="3.13cm" svg:height="1.952cm" svg:x="2.637cm" svg:y="15.792cm"><text:p><text:span text:style-name="T1">Data = @</text:span></text:p><text:p><text:span text:style-name="T1">Hash-map = </text:span></text:p><text:p><text:span text:style-name="T1">Clé : </text:span></text:p><text:p><text:span text:style-name="T1">Valeur :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style-name="gr4" draw:text-style-name="P2" svg:x1="0.859cm" svg:y1="3.79cm" svg:x2="5.78cm" svg:y2="2.552cm"><text:p/></draw:line><draw:line text:anchor-type="paragraph" draw:z-index="17" draw:name="Shape2" draw:style-name="gr4" draw:text-style-name="P2" svg:x1="6.15cm" svg:y1="2.552cm" svg:x2="5.78cm" svg:y2="3.79cm"><text:p/></draw:line><draw:line text:anchor-type="paragraph" draw:z-index="18" draw:name="Shape3" draw:style-name="gr4" draw:text-style-name="P2" svg:x1="6.521cm" svg:y1="2.552cm" svg:x2="10.927cm" svg:y2="3.79cm"><text:p/></draw:line><draw:line text:anchor-type="paragraph" draw:z-index="19" draw:name="Shape4" draw:style-name="gr4" draw:text-style-name="P2" svg:x1="5.821cm" svg:y1="5.738cm" svg:x2="5.821cm" svg:y2="6.791cm"><text:p/></draw:line><draw:line text:anchor-type="paragraph" draw:z-index="20" draw:name="Shape5" draw:style-name="gr4" draw:text-style-name="P2" svg:x1="10.821cm" svg:y1="5.738cm" svg:x2="10.821cm" svg:y2="6.791cm"><text:p/></draw:line><draw:line text:anchor-type="paragraph" draw:z-index="21" draw:name="Shape6" draw:style-name="gr4" draw:text-style-name="P2" svg:x1="0.82cm" svg:y1="5.738cm" svg:x2="0.82cm" svg:y2="6.791cm"><text:p/></draw:line><draw:line text:anchor-type="paragraph" draw:z-index="22" draw:name="Shape7" draw:style-name="gr4" draw:text-style-name="P2" svg:x1="0.806cm" svg:y1="8.74cm" svg:x2="0.806cm" svg:y2="9.791cm"><text:p/></draw:line><draw:line text:anchor-type="paragraph" draw:z-index="23" draw:name="Shape8" draw:style-name="gr4" draw:text-style-name="P2" svg:x1="1.164cm" svg:y1="8.74cm" svg:x2="5.912cm" svg:y2="9.791cm"><text:p/></draw:line><draw:line text:anchor-type="paragraph" draw:z-index="24" draw:name="Shape9" draw:style-name="gr4" draw:text-style-name="P2" svg:x1="1.535cm" svg:y1="8.74cm" svg:x2="10.94cm" svg:y2="9.791cm"><text:p/></draw:line><draw:line text:anchor-type="paragraph" draw:z-index="25" draw:name="Shape10" draw:style-name="gr4" draw:text-style-name="P2" svg:x1="0.806cm" svg:y1="11.74cm" svg:x2="0.806cm" svg:y2="12.791cm"><text:p/></draw:line><draw:line text:anchor-type="paragraph" draw:z-index="26" draw:name="Shape11" draw:style-name="gr4" draw:text-style-name="P2" svg:x1="1.164cm" svg:y1="11.74cm" svg:x2="4.26cm" svg:y2="12.791cm"><text:p/></draw:line><draw:line text:anchor-type="paragraph" draw:z-index="27" draw:name="Shape12" draw:style-name="gr4" draw:text-style-name="P2" svg:x1="5.807cm" svg:y1="11.74cm" svg:x2="7.897cm" svg:y2="12.791cm"><text:p/></draw:line><draw:line text:anchor-type="paragraph" draw:z-index="28" draw:name="Shape13" draw:style-name="gr4" draw:text-style-name="P2" svg:x1="10.821cm" svg:y1="11.74cm" svg:x2="11.906cm" svg:y2="12.791cm"><text:p/></draw:line><draw:line text:anchor-type="paragraph" draw:z-index="29" draw:name="Shape14" draw:style-name="gr4" draw:text-style-name="P2" svg:x1="0.806cm" svg:y1="14.741cm" svg:x2="0.806cm" svg:y2="15.792cm"><text:p/></draw:line><draw:line text:anchor-type="paragraph" draw:z-index="30" draw:name="Shape15" draw:style-name="gr4" draw:text-style-name="P2" svg:x1="4.154cm" svg:y1="14.741cm" svg:x2="4.154cm" svg:y2="15.7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8:14:51.280751679</meta:creation-date>
    <dc:date>2016-12-11T18:32:20.213566821</dc:date>
    <meta:editing-duration>PT4M7S</meta:editing-duration>
    <meta:editing-cycles>2</meta:editing-cycles>
    <meta:generator>LibreOffice/5.1.6.2.0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